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Enchanted Land" svg:font-family="Enchanted Land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style:font-name="Enchanted Land"/>
    </style:style>
    <style:style style:name="P2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3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4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5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6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7" style:parent-style-name="Textbody" style:family="paragraph">
      <style:paragraph-properties fo:margin-bottom="0in" fo:margin-left="0.4923in" fo:text-indent="0.4923in">
        <style:tab-stops/>
      </style:paragraph-properties>
      <style:text-properties style:font-name="Enchanted Land" fo:font-size="18pt" style:font-size-asian="18pt" style:font-size-complex="18pt"/>
    </style:style>
    <style:style style:name="P8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9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10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11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12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13" style:parent-style-name="Textbody" style:family="paragraph">
      <style:paragraph-properties fo:margin-bottom="0in"/>
    </style:style>
    <style:style style:name="T14" style:parent-style-name="Fonteparág.padrão" style:family="text">
      <style:text-properties style:font-name="Enchanted Land" fo:font-size="16pt" style:font-size-asian="16pt" style:font-size-complex="18pt"/>
    </style:style>
    <style:style style:name="T15" style:parent-style-name="Fonteparág.padrão" style:family="text">
      <style:text-properties style:font-name="Enchanted Land" fo:font-size="14pt" style:font-size-asian="14pt" style:font-size-complex="18pt"/>
    </style:style>
    <style:style style:name="T16" style:parent-style-name="Fonteparág.padrão" style:family="text">
      <style:text-properties style:font-name="Enchanted Land" fo:font-size="14pt" style:font-size-asian="14pt" style:font-size-complex="18pt"/>
    </style:style>
    <style:style style:name="P17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18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19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20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21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22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23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24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25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26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27" style:parent-style-name="Textbody" style:list-style-name="LFO1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28" style:parent-style-name="Textbody" style:list-style-name="LFO1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29" style:parent-style-name="Textbody" style:list-style-name="LFO1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30" style:parent-style-name="Textbody" style:list-style-name="LFO1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31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32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33" style:parent-style-name="Textbody" style:family="paragraph">
      <style:paragraph-properties fo:margin-bottom="0in"/>
    </style:style>
    <style:style style:name="T34" style:parent-style-name="Fonteparág.padrão" style:family="text">
      <style:text-properties style:font-name="Enchanted Land" fo:font-size="18pt" style:font-size-asian="18pt" style:font-size-complex="18pt"/>
    </style:style>
    <style:style style:name="T35" style:parent-style-name="Fonteparág.padrão" style:family="text">
      <style:text-properties style:font-name="Enchanted Land" fo:color="#FFFF00" fo:font-size="18pt" style:font-size-asian="18pt" style:font-size-complex="18pt"/>
    </style:style>
    <style:style style:name="P36" style:parent-style-name="Textbody" style:family="paragraph">
      <style:paragraph-properties fo:margin-bottom="0in"/>
      <style:text-properties style:font-name="Enchanted Land" fo:font-size="18pt" style:font-size-asian="18pt" style:font-size-complex="18pt"/>
    </style:style>
    <style:style style:name="P37" style:parent-style-name="Textbody" style:family="paragraph">
      <style:paragraph-properties fo:margin-bottom="0in"/>
    </style:style>
    <style:style style:name="T38" style:parent-style-name="Fonteparág.padrão" style:family="text">
      <style:text-properties style:font-name="Enchanted Land" fo:font-size="18pt" style:font-size-asian="18pt" style:font-size-complex="18pt"/>
    </style:style>
    <style:style style:name="T39" style:parent-style-name="Fonteparág.padrão" style:family="text">
      <style:text-properties style:font-name="Enchanted Land" fo:color="#FFFF00" fo:font-size="18pt" style:font-size-asian="18pt" style:font-size-complex="18pt"/>
    </style:style>
    <style:style style:name="P40" style:parent-style-name="Textbody" style:family="paragraph">
      <style:paragraph-properties fo:break-before="page" fo:margin-bottom="0in"/>
      <style:text-properties style:font-name="Enchanted Land" fo:font-size="28pt" style:font-size-asian="28pt" style:font-size-complex="18pt"/>
    </style:style>
    <style:style style:name="P41" style:parent-style-name="Textbody" style:family="paragraph">
      <style:paragraph-properties fo:text-align="center" fo:margin-bottom="0in"/>
      <style:text-properties style:font-name="Enchanted Land" fo:font-size="28pt" style:font-size-asian="28pt" style:font-size-complex="18pt"/>
    </style:style>
    <style:style style:name="TableColumn43" style:family="table-column">
      <style:table-column-properties style:column-width="2.2284in"/>
    </style:style>
    <style:style style:name="TableColumn44" style:family="table-column">
      <style:table-column-properties style:column-width="2.2284in"/>
    </style:style>
    <style:style style:name="TableColumn45" style:family="table-column">
      <style:table-column-properties style:column-width="2.2291in"/>
    </style:style>
    <style:style style:name="Table42" style:family="table">
      <style:table-properties style:width="6.6861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53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54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55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56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57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58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59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60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61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62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63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64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65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66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67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68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TableColumn70" style:family="table-column">
      <style:table-column-properties style:column-width="2.2284in"/>
    </style:style>
    <style:style style:name="TableColumn71" style:family="table-column">
      <style:table-column-properties style:column-width="2.2284in"/>
    </style:style>
    <style:style style:name="TableColumn72" style:family="table-column">
      <style:table-column-properties style:column-width="2.2291in"/>
    </style:style>
    <style:style style:name="Table69" style:family="table">
      <style:table-properties style:width="6.6861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paragraph-properties fo:margin-bottom="0in"/>
    </style:style>
    <style:style style:name="T76" style:parent-style-name="Fonteparág.padrão" style:family="text">
      <style:text-properties style:font-name="Enchanted Land" fo:color="#FF0000" fo:font-size="14pt" style:font-size-asian="14pt" style:font-size-complex="18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Textbody" style:family="paragraph">
      <style:paragraph-properties fo:margin-bottom="0in"/>
    </style:style>
    <style:style style:name="T79" style:parent-style-name="Fonteparág.padrão" style:family="text">
      <style:text-properties style:font-name="Enchanted Land" fo:color="#00B050" fo:font-size="14pt" style:font-size-asian="14pt" style:font-size-complex="18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Textbody" style:family="paragraph">
      <style:paragraph-properties fo:margin-bottom="0in"/>
      <style:text-properties style:font-name="Enchanted Land" fo:color="#00B0F0" fo:font-size="14pt" style:font-size-asian="14pt" style:font-size-complex="18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Textbody" style:family="paragraph">
      <style:paragraph-properties fo:margin-bottom="0in"/>
    </style:style>
    <style:style style:name="T85" style:parent-style-name="Fonteparág.padrão" style:family="text">
      <style:text-properties style:font-name="Enchanted Land" fo:color="#FF0000" fo:font-size="14pt" style:font-size-asian="14pt" style:font-size-complex="18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Textbody" style:family="paragraph">
      <style:paragraph-properties fo:margin-bottom="0in"/>
    </style:style>
    <style:style style:name="T88" style:parent-style-name="Fonteparág.padrão" style:family="text">
      <style:text-properties style:font-name="Enchanted Land" fo:color="#00B050" fo:font-size="14pt" style:font-size-asian="14pt" style:font-size-complex="18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paragraph-properties fo:margin-bottom="0in"/>
      <style:text-properties style:font-name="Enchanted Land" fo:color="#00B0F0" fo:font-size="14pt" style:font-size-asian="14pt" style:font-size-complex="18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Textbody" style:family="paragraph">
      <style:paragraph-properties fo:margin-bottom="0in"/>
    </style:style>
    <style:style style:name="T94" style:parent-style-name="Fonteparág.padrão" style:family="text">
      <style:text-properties style:font-name="Enchanted Land" fo:color="#FF0000" fo:font-size="14pt" style:font-size-asian="14pt" style:font-size-complex="18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Textbody" style:family="paragraph">
      <style:paragraph-properties fo:margin-bottom="0in"/>
    </style:style>
    <style:style style:name="T97" style:parent-style-name="Fonteparág.padrão" style:family="text">
      <style:text-properties style:font-name="Enchanted Land" fo:color="#00B050" fo:font-size="14pt" style:font-size-asian="14pt" style:font-size-complex="18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Textbody" style:family="paragraph">
      <style:paragraph-properties fo:margin-bottom="0in"/>
      <style:text-properties style:font-name="Enchanted Land" fo:color="#00B0F0" fo:font-size="14pt" style:font-size-asian="14pt" style:font-size-complex="18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Textbody" style:family="paragraph">
      <style:paragraph-properties fo:margin-bottom="0in"/>
    </style:style>
    <style:style style:name="T103" style:parent-style-name="Fonteparág.padrão" style:family="text">
      <style:text-properties style:font-name="Enchanted Land" fo:color="#FF0000" fo:font-size="14pt" style:font-size-asian="14pt" style:font-size-complex="18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extbody" style:family="paragraph">
      <style:paragraph-properties fo:margin-bottom="0in"/>
    </style:style>
    <style:style style:name="T106" style:parent-style-name="Fonteparág.padrão" style:family="text">
      <style:text-properties style:font-name="Enchanted Land" fo:color="#00B050" fo:font-size="14pt" style:font-size-asian="14pt" style:font-size-complex="18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paragraph-properties fo:margin-bottom="0in"/>
      <style:text-properties style:font-name="Enchanted Land" fo:color="#00B0F0" fo:font-size="14pt" style:font-size-asian="14pt" style:font-size-complex="18pt"/>
    </style:style>
    <style:style style:name="P109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TableColumn111" style:family="table-column">
      <style:table-column-properties style:column-width="2.2284in"/>
    </style:style>
    <style:style style:name="TableColumn112" style:family="table-column">
      <style:table-column-properties style:column-width="2.2284in"/>
    </style:style>
    <style:style style:name="TableColumn113" style:family="table-column">
      <style:table-column-properties style:column-width="2.2291in"/>
    </style:style>
    <style:style style:name="Table110" style:family="table">
      <style:table-properties style:width="6.6861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extbody" style:family="paragraph">
      <style:paragraph-properties fo:margin-bottom="0in"/>
      <style:text-properties style:font-name="Enchanted Land" fo:color="#FF0000" fo:font-size="14pt" style:font-size-asian="14pt" style:font-size-complex="18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Textbody" style:family="paragraph">
      <style:paragraph-properties fo:margin-bottom="0in"/>
      <style:text-properties style:font-name="Enchanted Land" fo:color="#FF0000" fo:font-size="14pt" style:font-size-asian="14pt" style:font-size-complex="18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paragraph-properties fo:margin-bottom="0in"/>
    </style:style>
    <style:style style:name="T121" style:parent-style-name="Fonteparág.padrão" style:family="text">
      <style:text-properties style:font-name="Enchanted Land" fo:color="#00B050" fo:font-size="14pt" style:font-size-asian="14pt" style:font-size-complex="18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Textbody" style:family="paragraph">
      <style:paragraph-properties fo:margin-bottom="0in"/>
    </style:style>
    <style:style style:name="T125" style:parent-style-name="Fonteparág.padrão" style:family="text">
      <style:text-properties style:font-name="Enchanted Land" fo:color="#00B050" fo:font-size="14pt" style:font-size-asian="14pt" style:font-size-complex="18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Textbody" style:family="paragraph">
      <style:paragraph-properties fo:margin-bottom="0in"/>
    </style:style>
    <style:style style:name="T128" style:parent-style-name="Fonteparág.padrão" style:family="text">
      <style:text-properties style:font-name="Enchanted Land" fo:color="#00B0F0" fo:font-size="14pt" style:font-size-asian="14pt" style:font-size-complex="18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P131" style:parent-style-name="Textbody" style:family="paragraph">
      <style:paragraph-properties fo:margin-bottom="0in"/>
      <style:text-properties style:font-name="Enchanted Land" fo:color="#FF0000" fo:font-size="14pt" style:font-size-asian="14pt" style:font-size-complex="18pt"/>
    </style:style>
    <style:style style:name="P132" style:parent-style-name="Textbody" style:family="paragraph">
      <style:paragraph-properties fo:margin-bottom="0in"/>
      <style:text-properties style:font-name="Enchanted Land" fo:font-size="14pt" style:font-size-asian="14pt" style:font-size-complex="18pt"/>
    </style:style>
    <style:style style:name="TableColumn134" style:family="table-column">
      <style:table-column-properties style:column-width="3.343in"/>
    </style:style>
    <style:style style:name="TableColumn135" style:family="table-column">
      <style:table-column-properties style:column-width="3.343in"/>
    </style:style>
    <style:style style:name="Table133" style:family="table">
      <style:table-properties style:width="6.6861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Textbody" style:family="paragraph">
      <style:paragraph-properties fo:margin-bottom="0in"/>
      <style:text-properties style:font-name="Enchanted Land" fo:color="#FF0000" fo:font-size="14pt" style:font-size-asian="14pt" style:font-size-complex="18pt"/>
    </style:style>
    <style:style style:name="P139" style:parent-style-name="Textbody" style:family="paragraph">
      <style:paragraph-properties fo:margin-bottom="0in"/>
      <style:text-properties style:font-name="Enchanted Land" fo:color="#FF0000" fo:font-size="14pt" style:font-size-asian="14pt" style:font-size-complex="18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body" style:family="paragraph">
      <style:paragraph-properties fo:margin-bottom="0in"/>
      <style:text-properties style:font-name="Enchanted Land" fo:color="#FF0000" fo:font-size="14pt" style:font-size-asian="14pt" style:font-size-complex="18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Textbody" style:family="paragraph">
      <style:paragraph-properties fo:margin-bottom="0in"/>
      <style:text-properties style:font-name="Enchanted Land" fo:color="#00B050" fo:font-size="14pt" style:font-size-asian="14pt" style:font-size-complex="18pt"/>
    </style:style>
    <style:style style:name="P145" style:parent-style-name="Textbody" style:family="paragraph">
      <style:paragraph-properties fo:margin-bottom="0in"/>
      <style:text-properties style:font-name="Enchanted Land" fo:color="#00B050" fo:font-size="14pt" style:font-size-asian="14pt" style:font-size-complex="18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Textbody" style:family="paragraph">
      <style:paragraph-properties fo:margin-bottom="0in"/>
      <style:text-properties style:font-name="Enchanted Land" fo:color="#00B050" fo:font-size="14pt" style:font-size-asian="14pt" style:font-size-complex="18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extbody" style:family="paragraph">
      <style:paragraph-properties fo:margin-bottom="0in"/>
      <style:text-properties style:font-name="Enchanted Land" fo:color="#00B0F0" fo:font-size="14pt" style:font-size-asian="14pt" style:font-size-complex="18pt"/>
    </style:style>
    <style:style style:name="P151" style:parent-style-name="Textbody" style:family="paragraph">
      <style:paragraph-properties fo:margin-bottom="0in"/>
      <style:text-properties style:font-name="Enchanted Land" fo:color="#00B0F0" fo:font-size="14pt" style:font-size-asian="14pt" style:font-size-complex="1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extbody" style:family="paragraph">
      <style:paragraph-properties fo:margin-bottom="0in"/>
      <style:text-properties style:font-name="Enchanted Land" fo:color="#00B0F0" fo:font-size="14pt" style:font-size-asian="14pt" style:font-size-complex="18pt"/>
    </style:style>
    <style:style style:name="P154" style:parent-style-name="Textbody" style:family="paragraph">
      <style:paragraph-properties fo:break-before="page" fo:margin-bottom="0in"/>
      <style:text-properties style:font-name="Enchanted Land" fo:font-size="24pt" style:font-size-asian="24pt" style:font-size-complex="18pt"/>
    </style:style>
    <style:style style:name="P155" style:parent-style-name="Textbody" style:family="paragraph">
      <style:paragraph-properties fo:text-align="center" fo:margin-bottom="0in"/>
      <style:text-properties style:font-name="Enchanted Land" fo:font-size="24pt" style:font-size-asian="24pt" style:font-size-complex="18pt"/>
    </style:style>
    <style:style style:name="P156" style:parent-style-name="Textbody" style:family="paragraph">
      <style:paragraph-properties fo:break-before="page" fo:text-align="center" fo:margin-bottom="0in"/>
      <style:text-properties style:font-name="Enchanted Land" fo:font-size="24pt" style:font-size-asian="24pt" style:font-size-complex="18pt"/>
    </style:style>
    <style:style style:name="P157" style:parent-style-name="Textbody" style:family="paragraph">
      <style:paragraph-properties fo:text-align="center" fo:margin-bottom="0in"/>
      <style:text-properties style:font-name="Enchanted Land" fo:font-size="24pt" style:font-size-asian="24pt" style:font-size-complex="18pt"/>
    </style:style>
    <style:style style:name="P158" style:parent-style-name="Textbody" style:family="paragraph">
      <style:paragraph-properties fo:break-before="page" fo:text-align="center" fo:margin-bottom="0in"/>
      <style:text-properties style:font-name="Enchanted Land" fo:font-size="24pt" style:font-size-asian="24pt" style:font-size-complex="18pt"/>
    </style:style>
    <style:style style:name="P159" style:parent-style-name="Textbody" style:family="paragraph">
      <style:paragraph-properties fo:text-align="center" fo:margin-bottom="0in"/>
    </style:style>
    <style:style style:name="T160" style:parent-style-name="Fonteparág.padrão" style:family="text">
      <style:text-properties style:font-name="Enchanted Land" fo:font-size="24pt" style:font-size-asian="24pt" style:font-size-complex="18pt"/>
    </style:style>
  </office:automatic-styles>
  <office:body>
    <office:text text:use-soft-page-breaks="true">
      <text:p text:style-name="P1">Regras Criação de criaturas</text:p>
      <text:p text:style-name="P2">Caro mestre, caso queria criar monstros use estas regras de criação de criaturas:</text:p>
      <text:p text:style-name="P3">Os níveis vão de 1/3 ao infinito.</text:p>
      <text:p text:style-name="P4">Cada nível, começando do 1/3, concede<text:s/>3<text:s/>pontos para distribuir entre os atributos secundários, e do nível 2 pra cima, os pontos para distribuir entre tais atributos mudam de<text:s/>3<text:s/>para<text:s/>8.</text:p>
      <text:p text:style-name="P5">A partir do nível 1 você ganha 1 espaço para habilidade e 1 ponto para distribuir entre os atributos primários, e ganha +1 espaço de habilidade e +1 de ponto para distribuir entre os atributos primários de 3 em 3 níveis seguidos.</text:p>
      <text:p text:style-name="P6">Detalhes:<text:line-break/><text:tab/>Ao aumentar 1 ponto em Mod Força, a criatura ganha os seguintes bônus:</text:p>
      <text:p text:style-name="P7">+1 em Mod Constituição, +1 em Mod Vigor e +1 em Mod Resistência.</text:p>
      <text:p text:style-name="P8"><text:tab/>Ao aumentar 1 ponto em Mod Destreza, a criatura ganha os seguintes bônus:</text:p>
      <text:p text:style-name="P9"><text:tab/><text:tab/>+1 em Mod Acrobacias, +1 em mod Furtividade e +1 em Mod Esquiva.</text:p>
      <text:p text:style-name="P10"><text:tab/>Ao aumentar 1 ponto em Mod Intelecto, a criatura ganha os seguintes bônus:<text:line-break/><text:tab/><text:tab/>+1 em Mod Percepção, +1 em mod Furtividade e +1 em Mod Esquiva.</text:p>
      <text:p text:style-name="P11">Atributos primários:</text:p>
      <text:p text:style-name="P12">Mod Força:<text:tab/><text:tab/>Mod Destreza:<text:tab/><text:tab/>Mod Intelecto:</text:p>
      <text:p text:style-name="P13"><text:span text:style-name="T14">Atributos secundários:</text:span><text:span text:style-name="T15"><text:tab/></text:span><text:span text:style-name="T16"><text:tab/></text:span></text:p>
      <text:p text:style-name="P17">Mod Constituição:<text:tab/><text:tab/>Mod Vigor:<text:tab/><text:tab/><text:s/>Mod Resistência:</text:p>
      <text:p text:style-name="P18">Mod Acrobacias:<text:s/><text:tab/><text:tab/>Mod Furtividade:<text:tab/><text:tab/>Mod Esquiva:</text:p>
      <text:p text:style-name="P19">Mod Percepção:<text:tab/><text:tab/>Mod Carisma:<text:tab/><text:tab/>Mod Mágica:</text:p>
      <text:p text:style-name="P20">A mecânica dos atributos terciários são as mesmas que na ficha dos jogadores e NPCs, porém com a diferença de que não se rola os dados para Vida, Estamina, e Mana, no caso o valor fixo base para os três é 8 a partir do nível 1/3, e nos próximos níveis ganha-se 18 para se distribuir entre os três subatributos mencionados.</text:p>
      <text:p text:style-name="P21">Exemplo:<text:line-break/>+1 de Mod Vigor = +1 de Estamina || +1 de Mod Resistência = +1 de RDF, +1 de RDM e +1 de RS.</text:p>
      <text:p text:style-name="P22">A partir do nível 1 ganha-se 4 pontos para serem distribuídos para os subatributos RDF, RDM, CA, RS e RM, e de 3 em 3 níveis ganha-se mais 4 pontos para distribuir para tais subatributos.</text:p>
      <text:soft-page-break/>
      <text:p text:style-name="P23">Você pode definir o bônus de dano que a criatura utiliza para causar dano, sendo Mod Força, Mod Destreza ou Mod Intelecto.</text:p>
      <text:p text:style-name="P24">Em descrição, você irá descrever sobre sua criatura, não precisa ser uma lore, mas algo que descreve como é sua criatura entre outras coisas.</text:p>
      <text:p text:style-name="P25">Em inventário, você pode colocar itens ou não sobre a criatura, mas também serve como espaço para descrever os itens ela pode dropar ou não, caso o item que ela não esteja portando e seja apenas parte do seu corpo ou algo do tipo, deixe marcado com * no início, nos quais não podem ser roubados, não se esqueça de marcar como cor amarela se a criatura sempre irá dropar determinado item estando com * ou não, pois se ela não tiver com o marcador amarelo indica que pode ou não dropar tal item, podendo ser um drop raro ou não, mas sempre descreva a raridade de drop do item caso o item não esteja em amarelo, além disso certifique-se de que o item dropado esteja compatível com o nível da criatura, afinal, não faz sentido uma criatura de nível 1/3 dropar uma espada do rei Arthur toda boladona.</text:p>
      <text:p text:style-name="P26">Você também pode criar criaturas de nível 0, porém as regras para criar-se tal criatura é diferente:</text:p>
      <text:list text:style-name="LFO1" text:continue-numbering="true">
        <text:list-item>
          <text:p text:style-name="P27">Você não terá nenhum ponto para distribuir entre os subatributos.</text:p>
        </text:list-item>
        <text:list-item>
          <text:p text:style-name="P28">Criaturas de nível 0 são para criaturas do tipo gato ou qualquer uma que não seja tão perigosa.</text:p>
        </text:list-item>
        <text:list-item>
          <text:p text:style-name="P29">Estas criaturas não fornecem quase nada de XP, ou melhor, não fornecem ou dão pouco XP.</text:p>
        </text:list-item>
        <text:list-item>
          <text:p text:style-name="P30">Os drops não são muito interessantes, a que você seja um açougueiro, um cozinheiro ou um criador de poções.</text:p>
        </text:list-item>
      </text:list>
      <text:p text:style-name="P31">Caso o drop seja variável, você pode colocar um parâmetro na frente do nome do item com esta sintaxe:</text:p>
      <text:p text:style-name="P32"><text:tab/>Nome do item - raridade(Quantidade máxima – Quantidade mínima)</text:p>
      <text:p text:style-name="P33"><text:span text:style-name="T34"><text:tab/></text:span><text:span text:style-name="T35">Nome do item (Quantidade máxima – Quantidade mínima)</text:span></text:p>
      <text:p text:style-name="P36"><text:tab/>*Nome do item – raridade(Quantidade máxima – Quantidade mínima)</text:p>
      <text:p text:style-name="P37"><text:span text:style-name="T38"><text:tab/></text:span><text:span text:style-name="T39">*Nome do item (Quantidade máxima – Quantidade mínima)</text:span></text:p>
      <text:p text:style-name="P40"/>
      <text:p text:style-name="P41">Ficha de criatura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Nome:</text:p>
          </table:table-cell>
          <table:table-cell table:style-name="TableCell49">
            <text:p text:style-name="P50">Tipo:</text:p>
          </table:table-cell>
          <table:table-cell table:style-name="TableCell51">
            <text:p text:style-name="P52">Nível:</text:p>
          </table:table-cell>
        </table:table-row>
      </table:table>
      <text:p text:style-name="P53">Descrição física: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Mod Força:</text:span></text:p>
          </table:table-cell>
          <table:table-cell table:style-name="TableCell77">
            <text:p text:style-name="P78"><text:span text:style-name="T79">Mod Destreza:</text:span></text:p>
          </table:table-cell>
          <table:table-cell table:style-name="TableCell80">
            <text:p text:style-name="P81">Mod Intelecto:</text:p>
          </table:table-cell>
        </table:table-row>
        <table:table-row table:style-name="TableRow82">
          <table:table-cell table:style-name="TableCell83">
            <text:p text:style-name="P84"><text:span text:style-name="T85">Mod: Constituição:</text:span></text:p>
          </table:table-cell>
          <table:table-cell table:style-name="TableCell86">
            <text:p text:style-name="P87"><text:span text:style-name="T88">Mod Acrobacias:</text:span></text:p>
          </table:table-cell>
          <table:table-cell table:style-name="TableCell89">
            <text:p text:style-name="P90">Mod Percepção:</text:p>
          </table:table-cell>
        </table:table-row>
        <table:table-row table:style-name="TableRow91">
          <table:table-cell table:style-name="TableCell92">
            <text:p text:style-name="P93"><text:span text:style-name="T94">Mod Vigor:</text:span></text:p>
          </table:table-cell>
          <table:table-cell table:style-name="TableCell95">
            <text:p text:style-name="P96"><text:span text:style-name="T97">Mod Esquiva:</text:span></text:p>
          </table:table-cell>
          <table:table-cell table:style-name="TableCell98">
            <text:p text:style-name="P99">Mod Carisma:</text:p>
          </table:table-cell>
        </table:table-row>
        <table:table-row table:style-name="TableRow100">
          <table:table-cell table:style-name="TableCell101">
            <text:p text:style-name="P102"><text:span text:style-name="T103">Mod Resistência:</text:span></text:p>
          </table:table-cell>
          <table:table-cell table:style-name="TableCell104">
            <text:p text:style-name="P105"><text:span text:style-name="T106">Mod Furtividade:</text:span></text:p>
          </table:table-cell>
          <table:table-cell table:style-name="TableCell107">
            <text:p text:style-name="P108">Mod Mágica:</text:p>
          </table:table-cell>
        </table:table-row>
      </table:table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RDM:</text:p>
          </table:table-cell>
          <table:table-cell table:style-name="TableCell117">
            <text:p text:style-name="P118">RDF:</text:p>
          </table:table-cell>
          <table:table-cell table:style-name="TableCell119">
            <text:p text:style-name="P120"><text:span text:style-name="T121">CA:</text:span></text:p>
          </table:table-cell>
        </table:table-row>
        <table:table-row table:style-name="TableRow122">
          <table:table-cell table:style-name="TableCell123">
            <text:p text:style-name="P124"><text:span text:style-name="T125">RS:</text:span></text:p>
          </table:table-cell>
          <table:table-cell table:style-name="TableCell126">
            <text:p text:style-name="P127"><text:span text:style-name="T128">RM:</text:span></text:p>
          </table:table-cell>
          <table:table-cell table:style-name="TableCell129">
            <text:p text:style-name="P130">Tipo de<text:s/>Bônus<text:s/>de<text:s/>ataque:</text:p>
          </table:table-cell>
        </table:table-row>
      </table:table>
      <text:p text:style-name="P131"/>
      <text:p text:style-name="P132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Vida Máxima:</text:p>
            <text:p text:style-name="P139"/>
          </table:table-cell>
          <table:table-cell table:style-name="TableCell140">
            <text:p text:style-name="P141">Vida:</text:p>
          </table:table-cell>
        </table:table-row>
        <table:table-row table:style-name="TableRow142">
          <table:table-cell table:style-name="TableCell143">
            <text:p text:style-name="P144">Estamina Máximo:</text:p>
            <text:p text:style-name="P145"/>
          </table:table-cell>
          <table:table-cell table:style-name="TableCell146">
            <text:p text:style-name="P147">Estamina:</text:p>
          </table:table-cell>
        </table:table-row>
        <table:table-row table:style-name="TableRow148">
          <table:table-cell table:style-name="TableCell149">
            <text:p text:style-name="P150">Mana máxima:</text:p>
            <text:p text:style-name="P151"/>
          </table:table-cell>
          <table:table-cell table:style-name="TableCell152">
            <text:p text:style-name="P153">Mana:</text:p>
          </table:table-cell>
        </table:table-row>
      </table:table>
      <text:p text:style-name="P154"/>
      <text:p text:style-name="P155">Descrição:</text:p>
      <text:p text:style-name="P156"/>
      <text:p text:style-name="P157">Inventário:</text:p>
      <text:p text:style-name="P158"/>
      <text:p text:style-name="P159"><text:span text:style-name="T160">Habilidade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Enchanted Land" svg:font-family="Enchanted Land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hantedland" style:display-name="Enchanted land" style:family="paragraph" style:parent-style-name="Standard">
      <style:paragraph-properties fo:text-align="center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ame Cat</meta:initial-creator>
    <dc:creator>Flame Cat</dc:creator>
    <meta:creation-date>2017-09-01T15:03:00Z</meta:creation-date>
    <dc:date>2018-05-31T17:33:00Z</dc:date>
    <meta:print-date>2017-09-04T10:27:00Z</meta:print-date>
    <meta:template xlink:href="Normal" xlink:type="simple"/>
    <meta:editing-cycles>1</meta:editing-cycles>
    <meta:editing-duration>PT28800S</meta:editing-duration>
    <meta:document-statistic meta:page-count="6" meta:paragraph-count="8" meta:word-count="640" meta:character-count="4093" meta:row-count="28" meta:non-whitespace-character-count="3461"/>
  </office:meta>
</office:document-meta>
</file>